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3"/>
    <style:style style:name="ce4" style:family="table-cell" style:parent-style-name="Default" style:data-style-name="N123"/>
    <style:style style:name="ce11" style:family="table-cell" style:parent-style-name="Default" style:data-style-name="N1"/>
    <style:style style:name="ce15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5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Tarea</text:p>
          </table:table-cell>
          <table:table-cell table:style-name="ce5" office:value-type="string" calcext:value-type="string">
            <text:p>Lenguaje</text:p>
          </table:table-cell>
          <table:table-cell table:style-name="ce5" office:value-type="string" calcext:value-type="string">
            <text:p>Libreria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Unidad</text:p>
          </table:table-cell>
          <table:table-cell table:style-name="ce8" office:value-type="string" calcext:value-type="string">
            <text:p>Miliseconds</text:p>
          </table:table-cell>
          <table:table-cell table:style-name="Default" office:value-type="string" calcext:value-type="string">
            <text:p>F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DataFrames</text:p>
          </table:table-cell>
          <table:table-cell office:value-type="float" office:value="1.943" calcext:value-type="float">
            <text:p>1.943</text:p>
          </table:table-cell>
          <table:table-cell office:value-type="string" calcext:value-type="string">
            <text:p>seconds</text:p>
          </table:table-cell>
          <table:table-cell table:formula="of:=[.D2]*1000" office:value-type="float" office:value="1943" calcext:value-type="float">
            <text:p>1,943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QueryVerse</text:p>
          </table:table-cell>
          <table:table-cell office:value-type="float" office:value="4.043" calcext:value-type="float">
            <text:p>4.043</text:p>
          </table:table-cell>
          <table:table-cell office:value-type="string" calcext:value-type="string">
            <text:p>seconds</text:p>
          </table:table-cell>
          <table:table-cell table:formula="of:=[.D3]*1000" office:value-type="float" office:value="4043" calcext:value-type="float">
            <text:p>4,043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uliaDB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seconds</text:p>
          </table:table-cell>
          <table:table-cell table:formula="of:=[.D4]*1000" office:value-type="float" office:value="1040" calcext:value-type="float">
            <text:p>1,040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dyverse</text:p>
          </table:table-cell>
          <table:table-cell table:style-name="ce1" office:value-type="float" office:value="438.9524" calcext:value-type="float">
            <text:p>438.9524</text:p>
          </table:table-cell>
          <table:table-cell office:value-type="string" calcext:value-type="string">
            <text:p>miliseconds</text:p>
          </table:table-cell>
          <table:table-cell table:formula="of:=[.D5]" office:value-type="float" office:value="438.9524" calcext:value-type="float">
            <text:p>439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ta.table</text:p>
          </table:table-cell>
          <table:table-cell table:style-name="ce1" office:value-type="float" office:value="243.6686" calcext:value-type="float">
            <text:p>243.6686</text:p>
          </table:table-cell>
          <table:table-cell office:value-type="string" calcext:value-type="string">
            <text:p>miliseconds</text:p>
          </table:table-cell>
          <table:table-cell table:formula="of:=[.D6]" office:value-type="float" office:value="243.6686" calcext:value-type="float">
            <text:p>244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data.table + setkey</text:p>
          </table:table-cell>
          <table:table-cell table:style-name="ce1" office:value-type="float" office:value="77.19514" calcext:value-type="float">
            <text:p>77.19514</text:p>
          </table:table-cell>
          <table:table-cell office:value-type="string" calcext:value-type="string">
            <text:p>miliseconds</text:p>
          </table:table-cell>
          <table:table-cell table:formula="of:=[.D7]" office:value-type="float" office:value="77.19514" calcext:value-type="float">
            <text:p>77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andas</text:p>
          </table:table-cell>
          <table:table-cell office:value-type="float" office:value="0.11581626956" calcext:value-type="float">
            <text:p>0.11581626956</text:p>
          </table:table-cell>
          <table:table-cell office:value-type="string" calcext:value-type="string">
            <text:p>seconds</text:p>
          </table:table-cell>
          <table:table-cell table:formula="of:=[.D8]*1000" office:value-type="float" office:value="115.81626956" calcext:value-type="float">
            <text:p>116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string" calcext:value-type="string">
            <text:p>Julia</text:p>
          </table:table-cell>
          <table:table-cell/>
          <table:table-cell office:value-type="float" office:value="167.184" calcext:value-type="float">
            <text:p>167.184</text:p>
          </table:table-cell>
          <table:table-cell office:value-type="string" calcext:value-type="string">
            <text:p>nanoseconds</text:p>
          </table:table-cell>
          <table:table-cell table:style-name="ce4" table:formula="of:=[.D9]/1000000" office:value-type="float" office:value="0.000167184" calcext:value-type="float">
            <text:p>0.00017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string" calcext:value-type="string">
            <text:p>R</text:p>
          </table:table-cell>
          <table:table-cell/>
          <table:table-cell table:style-name="ce1" office:value-type="float" office:value="167.6024" calcext:value-type="float">
            <text:p>167.6024</text:p>
          </table:table-cell>
          <table:table-cell office:value-type="string" calcext:value-type="string">
            <text:p>microseconds</text:p>
          </table:table-cell>
          <table:table-cell table:style-name="ce4" table:formula="of:=[.D10]/1000" office:value-type="float" office:value="0.1676024" calcext:value-type="float">
            <text:p>0.16760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058141" calcext:value-type="float">
            <text:p>0.03058141</text:p>
          </table:table-cell>
          <table:table-cell office:value-type="string" calcext:value-type="string">
            <text:p>seconds</text:p>
          </table:table-cell>
          <table:table-cell table:style-name="ce4" table:formula="of:=[.D11]*1000" office:value-type="float" office:value="30.58141" calcext:value-type="float">
            <text:p>30.58141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LinearAlgebra</text:p>
          </table:table-cell>
          <table:table-cell office:value-type="float" office:value="623.048" calcext:value-type="float">
            <text:p>623.048</text:p>
          </table:table-cell>
          <table:table-cell office:value-type="string" calcext:value-type="string">
            <text:p>miliseconds</text:p>
          </table:table-cell>
          <table:table-cell table:style-name="ce11" table:formula="of:=[.D12]" office:value-type="float" office:value="623.048" calcext:value-type="float">
            <text:p>623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R</text:p>
          </table:table-cell>
          <table:table-cell/>
          <table:table-cell table:style-name="ce1" office:value-type="float" office:value="748.14" calcext:value-type="float">
            <text:p>748.14</text:p>
          </table:table-cell>
          <table:table-cell office:value-type="string" calcext:value-type="string">
            <text:p>miliseconds</text:p>
          </table:table-cell>
          <table:table-cell table:style-name="ce11" table:formula="of:=[.D13]" office:value-type="float" office:value="748.14" calcext:value-type="float">
            <text:p>748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umpy</text:p>
          </table:table-cell>
          <table:table-cell office:value-type="float" office:value="4604.41" calcext:value-type="float">
            <text:p>4604.41</text:p>
          </table:table-cell>
          <table:table-cell office:value-type="string" calcext:value-type="string">
            <text:p>miliseconds</text:p>
          </table:table-cell>
          <table:table-cell table:style-name="ce11" table:formula="of:=[.D14]" office:value-type="float" office:value="4604.41" calcext:value-type="float">
            <text:p>4604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_mat</text:p>
          </table:table-cell>
          <table:table-cell office:value-type="string" calcext:value-type="string">
            <text:p>Julia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string" calcext:value-type="string">
            <text:p>miliseconds</text:p>
          </table:table-cell>
          <table:table-cell table:style-name="ce11" table:formula="of:=[.D15]" office:value-type="float" office:value="35.2" calcext:value-type="float">
            <text:p>35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_ma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0.12" calcext:value-type="float">
            <text:p>80.12</text:p>
          </table:table-cell>
          <table:table-cell office:value-type="string" calcext:value-type="string">
            <text:p>miliseconds</text:p>
          </table:table-cell>
          <table:table-cell table:style-name="ce11" table:formula="of:=[.D16]" office:value-type="float" office:value="80.12" calcext:value-type="float">
            <text:p>80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_ma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umpy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iliseconds</text:p>
          </table:table-cell>
          <table:table-cell table:style-name="ce11" table:formula="of:=[.D17]" office:value-type="float" office:value="260" calcext:value-type="float">
            <text:p>260</text:p>
          </table:table-cell>
          <table:table-cell office:value-type="date" office:date-value="2019-10-01" calcext:value-type="date">
            <text:p>10/0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DataFra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liseconds</text:p>
          </table:table-cell>
          <table:table-cell table:formula="of:=[.D18]" office:value-type="float" office:value="250" calcext:value-type="float">
            <text:p>250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QueryVerse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econds</text:p>
          </table:table-cell>
          <table:table-cell table:formula="of:=[.D19]*1000" office:value-type="float" office:value="3200" calcext:value-type="float">
            <text:p>3,200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uliaDB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liseconds</text:p>
          </table:table-cell>
          <table:table-cell table:formula="of:=[.D20]" office:value-type="float" office:value="750" calcext:value-type="float">
            <text:p>750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dyverse</text:p>
          </table:table-cell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miliseconds</text:p>
          </table:table-cell>
          <table:table-cell table:formula="of:=[.D21]" office:value-type="float" office:value="404" calcext:value-type="float">
            <text:p>404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ta.table</text:p>
          </table:table-cell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miliseconds</text:p>
          </table:table-cell>
          <table:table-cell table:formula="of:=[.D22]" office:value-type="float" office:value="227" calcext:value-type="float">
            <text:p>227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data.table + setkey</text:p>
          </table:table-cell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miliseconds</text:p>
          </table:table-cell>
          <table:table-cell table:formula="of:=[.D23]" office:value-type="float" office:value="83" calcext:value-type="float">
            <text:p>83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c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andas</text:p>
          </table:table-cell>
          <table:table-cell office:value-type="float" office:value="0.09675" calcext:value-type="float">
            <text:p>0.09675</text:p>
          </table:table-cell>
          <table:table-cell office:value-type="string" calcext:value-type="string">
            <text:p>seconds</text:p>
          </table:table-cell>
          <table:table-cell table:formula="of:=[.D24]*1000" office:value-type="float" office:value="96.75" calcext:value-type="float">
            <text:p>97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string" calcext:value-type="string">
            <text:p>Juli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anoseconds</text:p>
          </table:table-cell>
          <table:table-cell table:style-name="ce4" table:formula="of:=[.D25]/1000000" office:value-type="float" office:value="0.00015" calcext:value-type="float">
            <text:p>0.00015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string" calcext:value-type="string">
            <text:p>R</text:p>
          </table:table-cell>
          <table:table-cell/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microseconds</text:p>
          </table:table-cell>
          <table:table-cell table:style-name="ce4" table:formula="of:=[.D26]/1000" office:value-type="float" office:value="0.146" calcext:value-type="float">
            <text:p>0.14600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558" calcext:value-type="float">
            <text:p>0.0558</text:p>
          </table:table-cell>
          <table:table-cell office:value-type="string" calcext:value-type="string">
            <text:p>miliseconds</text:p>
          </table:table-cell>
          <table:table-cell table:style-name="ce4" table:formula="of:=[.D27]" office:value-type="float" office:value="0.0558" calcext:value-type="float">
            <text:p>0.05580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LinearAlgebra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iliseconds</text:p>
          </table:table-cell>
          <table:table-cell table:style-name="ce11" table:formula="of:=[.D28]" office:value-type="float" office:value="541" calcext:value-type="float">
            <text:p>541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R</text:p>
          </table:table-cell>
          <table:table-cell/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miliseconds</text:p>
          </table:table-cell>
          <table:table-cell table:style-name="ce11" table:formula="of:=[.D29]" office:value-type="float" office:value="677" calcext:value-type="float">
            <text:p>677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umpy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miliseconds</text:p>
          </table:table-cell>
          <table:table-cell table:style-name="ce11" table:formula="of:=[.D30]" office:value-type="float" office:value="4633" calcext:value-type="float">
            <text:p>4633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_mat</text:p>
          </table:table-cell>
          <table:table-cell office:value-type="string" calcext:value-type="string">
            <text:p>Juli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iliseconds</text:p>
          </table:table-cell>
          <table:table-cell table:style-name="ce11" table:formula="of:=[.D31]" office:value-type="float" office:value="36" calcext:value-type="float">
            <text:p>36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_ma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liseconds</text:p>
          </table:table-cell>
          <table:table-cell table:style-name="ce11" table:formula="of:=[.D32]" office:value-type="float" office:value="71" calcext:value-type="float">
            <text:p>71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_ma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umpy</text:p>
          </table:table-cell>
          <table:table-cell office:value-type="float" office:value="378.7698" calcext:value-type="float">
            <text:p>378.7698</text:p>
          </table:table-cell>
          <table:table-cell office:value-type="string" calcext:value-type="string">
            <text:p>miliseconds</text:p>
          </table:table-cell>
          <table:table-cell table:style-name="ce11" table:formula="of:=[.D33]" office:value-type="float" office:value="378.7698" calcext:value-type="float">
            <text:p>379</text:p>
          </table:table-cell>
          <table:table-cell office:value-type="date" office:date-value="2020-04-01" calcext:value-type="date">
            <text:p>04/01/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L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4:14:24.456503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9T20:47:19.044777380</meta:creation-date>
    <meta:generator>LibreOffice/6.4.2.2$Linux_X86_64 LibreOffice_project/40$Build-2</meta:generator>
    <dc:date>2020-04-04T15:44:05.854396778</dc:date>
    <meta:editing-duration>PT1H18M25S</meta:editing-duration>
    <meta:editing-cycles>16</meta:editing-cycles>
    <meta:document-statistic meta:table-count="1" meta:cell-count="219" meta:object-count="0"/>
  </office:meta>
</office:document-meta>
</file>